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>Athéna ALLAIX</text:p>
      <text:p text:style-name="Normal">Maëlynn MULLER</text:p>
      <text:p text:style-name="P2">Cahier des charges</text:p>
      <text:p text:style-name="P3"><text:span text:style-name="T4">Titre du projet</text:span> : DrawBot</text:p>
      <text:p text:style-name="Normal"/>
      <text:p text:style-name="P5">En quoi consiste notre<text:s/>projet ?</text:p>
      <text:p text:style-name="P6"><text:tab/>L’objectif de notre DrawBot est qu’il soit capable de reproduire un dessin qui lui sera envoyé de deux manières possibles :</text:p>
      <text:list text:style-name="LFO1" text:continue-numbering="true">
        <text:list-item>
          <text:p text:style-name="P7">Depuis un smartphone, l’utilisateur dessinera sur un pad et en même temps, le robot qui recevra les informations à l’aide du module Bluetooth, reproduira les traits.</text:p>
        </text:list-item>
        <text:list-item>
          <text:p text:style-name="P8">Depuis l’ordinateur par un port série, il reproduira une image qui lui aura été envoyée<text:s/>(qui fonctionne comme le CNC plotter).</text:p>
        </text:list-item>
      </text:list>
      <text:p text:style-name="P9">Description du projet :</text:p>
      <text:p text:style-name="P10"><text:tab/>A l’aide de deux lecteurs<text:s/>DVD-ROM<text:s/>munis chacun d’un moteur pas à pas, on pourra définir deux axes X et Y qui nous serviront de repère pour la réalisation des dessins. L’un sera fixé en parallèle au sol pour faire translater sur l’axe Y le socle sur lequel on posera la feuille (cf 1 figure 1). L’autre sera positionné perpendiculairement au sol et dessus sera accroché le stylo, il servira à faire bouger le stylo de gauche à droite sur l’axe X<text:s/>(cf 2 figure1). Pour faire en sorte que le crayon puisse se poser sur la feuille ou s’en retirer, on utilisera un servomoteur, qui<text:s/>actionnera le ressort qui lui permettra le mouvement vertical du stylo<text:s/>sur l’axe Z<text:s/>(cf 3 figure 1).<text:s/>On utilisera une carte Arduino Uno<text:s/>ou Nano<text:s/>pour le montage,<text:s/>à laquelle<text:s/>on ajoutera un module Bluetooth<text:s/>HC06.<text:s/></text:p>
      <text:p text:style-name="P11"><text:tab/>Pour ce qui est du code, nous formulerons des programmes test qui auront pour rôle de vérifier le bon fonctionnement de chaque composant de notre machine (exemple : test de la translation sur l’axe X<text:s/>et sur l’axe Y pour effectuer le calibrage,<text:s/>test<text:s/>du lever de stylo avec le servomoteur etc.).<text:s/>Ensuite nous utiliserons la bibliothèque GRBL pour le code des déplacements et de la lecture du dessin sur ordinateur. Pour le Bluetooth, nous utiliserons la bibliothèque « SoftwareSerial ».<text:s/></text:p>
      <text:p text:style-name="P12">Objectif de fin de S3 :</text:p>
      <text:p text:style-name="P13"><text:tab/>On souhaite avoir notre structure finale brute, relié au circuit et à la carte arduino, et on veut les axes X et Y fonctionnels ainsi que l’actionnement du stylo avec le servomoteur.</text:p>
      <text:p text:style-name="P14">Objectif de fin de projet :</text:p>
      <text:p text:style-name="P15"><text:tab/>On souhaite une structure finale esthétique, le projet fonctionnel dans sa totalité avec les deux options.</text:p>
      <text:p text:style-name="P16">Budget attendu (se référer à l’annexe Matériel.md pour le détail) :</text:p>
      <text:p text:style-name="Normal"><text:tab/></text:p>
      <text:p text:style-name="Normal"/>
      <text:p text:style-name="Normal"/>
      <text:p text:style-name="Normal"><text:tab/></text:p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02in" text:min-label-width="0.25in" text:list-level-position-and-space-mode="label-alignment">
          <style:list-level-label-alignment text:label-followed-by="listtab" fo:margin-left="0.990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2in" text:min-label-width="0.25in" text:list-level-position-and-space-mode="label-alignment">
          <style:list-level-label-alignment text:label-followed-by="listtab" fo:margin-left="1.490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2in" text:min-label-width="0.25in" text:list-level-position-and-space-mode="label-alignment">
          <style:list-level-label-alignment text:label-followed-by="listtab" fo:margin-left="1.990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2in" text:min-label-width="0.25in" text:list-level-position-and-space-mode="label-alignment">
          <style:list-level-label-alignment text:label-followed-by="listtab" fo:margin-left="2.490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2in" text:min-label-width="0.25in" text:list-level-position-and-space-mode="label-alignment">
          <style:list-level-label-alignment text:label-followed-by="listtab" fo:margin-left="2.990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2in" text:min-label-width="0.25in" text:list-level-position-and-space-mode="label-alignment">
          <style:list-level-label-alignment text:label-followed-by="listtab" fo:margin-left="3.490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2in" text:min-label-width="0.25in" text:list-level-position-and-space-mode="label-alignment">
          <style:list-level-label-alignment text:label-followed-by="listtab" fo:margin-left="3.990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2in" text:min-label-width="0.25in" text:list-level-position-and-space-mode="label-alignment">
          <style:list-level-label-alignment text:label-followed-by="listtab" fo:margin-left="4.490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2in" text:min-label-width="0.25in" text:list-level-position-and-space-mode="label-alignment">
          <style:list-level-label-alignment text:label-followed-by="listtab" fo:margin-left="4.99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ëlynn Muller</meta:initial-creator>
    <dc:creator>Maëlynn Muller</dc:creator>
    <meta:creation-date>2019-11-28T12:59:00Z</meta:creation-date>
    <dc:date>2019-11-28T16:02:00Z</dc:date>
    <meta:template xlink:href="Normal" xlink:type="simple"/>
    <meta:editing-cycles>13</meta:editing-cycles>
    <meta:editing-duration>PT10980S</meta:editing-duration>
    <meta:document-statistic meta:page-count="1" meta:paragraph-count="4" meta:word-count="345" meta:character-count="2239" meta:row-count="15" meta:non-whitespace-character-count="1898"/>
  </office:meta>
</office:document-meta>
</file>